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B000002758C94FAB3FA4E6B7C.png" manifest:media-type="image/png"/>
  <manifest:file-entry manifest:full-path="Pictures/10000000000000D7000000C318EFFD91345698B0.png" manifest:media-type="image/png"/>
  <manifest:file-entry manifest:full-path="Pictures/10000000000001D70000019B5981116DCDC75F2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bc43" officeooo:paragraph-rsid="0008bc4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a15f0" officeooo:paragraph-rsid="000a15f0" style:font-weight-asian="bold" style:font-weight-complex="bold"/>
    </style:style>
    <style:style style:name="T1" style:family="text">
      <style:text-properties officeooo:rsid="000a15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3429in" svg:y="0.3228in" svg:width="2.2398in" svg:height="2.0311in" draw:z-index="0"><draw:image xlink:href="Pictures/10000000000000D7000000C318EFFD91345698B0.png" xlink:type="simple" xlink:show="embed" xlink:actuate="onLoad" loext:mime-type="image/png"/></draw:frame>Assignment <text:span text:style-name="T1">1</text:span>:</text:p>
      <text:p text:style-name="P1"/>
      <text:p text:style-name="P1"><draw:frame draw:style-name="fr2" draw:name="Image4" text:anchor-type="paragraph" svg:width="4.9063in" svg:height="4.2811in" draw:z-index="1"><draw:image xlink:href="Pictures/10000000000001D70000019B5981116DCDC75F2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ssignment 2</text:p>
      <text:p text:style-name="P2"/>
      <text:p text:style-name="P2"><draw:frame draw:style-name="fr3" draw:name="Image2" text:anchor-type="paragraph" svg:width="6.9252in" svg:height="5.7083in" draw:z-index="2"><draw:image xlink:href="Pictures/10000201000002FB000002758C94FAB3FA4E6B7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22:11:19.398601589</meta:creation-date>
    <dc:date>2019-01-19T17:58:07.523290792</dc:date>
    <meta:editing-duration>PT13H57M39S</meta:editing-duration>
    <meta:editing-cycles>6</meta:editing-cycles>
    <meta:generator>LibreOffice/6.0.7.3$Linux_X86_64 LibreOffice_project/00m0$Build-3</meta:generator>
    <meta:document-statistic meta:table-count="0" meta:image-count="3" meta:object-count="0" meta:page-count="2" meta:paragraph-count="2" meta:word-count="4" meta:character-count="25" meta:non-whitespace-character-count="23"/>
  </office:meta>
</office:document-meta>
</file>